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rminus (TTF)" svg:font-family="'Terminus (TTF)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8.743cm" fo:min-width="18.018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6.283cm" fo:min-width="18.73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-color="#ffe994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color="#111111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ddddd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19.05cm" svg:height="9.525cm" svg:x="29.702cm" svg:y="21.574cm">
          <text:p text:style-name="P1"><text:span text:style-name="T1">Minishell - Общие положения</text:span></text:p>
          <text:p text:style-name="P1"/>
          <text:list text:style-name="L1">
            <text:list-item>
              <text:p text:style-name="P2"><text:span text:style-name="T2">Проект будет проверяться на соблюдение </text:span><text:span text:style-name="T3">Norm</text:span></text:p>
            </text:list-item>
          </text:list>
          <text:p text:style-name="P2"><text:span text:style-name="T2"><text:s text:c="4"/></text:span><text:span text:style-name="T2">(каждый файл необходимо прогнать через norminette)</text:span></text:p>
          <text:list text:continue-numbering="true" text:style-name="L1">
            <text:list-item>
              <text:p text:style-name="P2"><text:span text:style-name="T2">Никаких:</text:span><text:span text:style-name="T3"> double free, bus error, segfault</text:span><text:span text:style-name="T2"> </text:span><text:span text:style-name="T4">ЗА ИСКЛЮЧЕНИЕМ</text:span></text:p>
            </text:list-item>
          </text:list>
          <text:p text:style-name="P2"><text:span text:style-name="T2"><text:s text:c="4"/></text:span><text:span text:style-name="T2">неопределенного поведения (т.е в случае ввода данных в minishell, </text:span></text:p>
          <text:p text:style-name="P2"><text:span text:style-name="T2"><text:s text:c="4"/></text:span><text:span text:style-name="T2">которые валятся даже в оригинальном баше не принимаются во внимание</text:span></text:p>
          <text:p text:style-name="P2"><text:span text:style-name="T2"><text:s text:c="4"/></text:span><text:span text:style-name="T2">и НЕ являются поводом для завершения проверки)</text:span></text:p>
          <text:list text:continue-numbering="true" text:style-name="L1">
            <text:list-item>
              <text:p text:style-name="P2"><text:span text:style-name="T2">Никаких утечек памяти со стороны программы (косвенные утечки не </text:span></text:p>
              <text:p text:style-name="P2"><text:span text:style-name="T2">входят в этот пункт)</text:span></text:p>
            </text:list-item>
            <text:list-item>
              <text:p text:style-name="P2"><text:span text:style-name="T2">Создание Makefile для этого проекта не обязательн делать.</text:span></text:p>
              <text:p text:style-name="P2"><text:span text:style-name="T2">Однако если использовать libft в этом проекте, его файлы вместе </text:span></text:p>
              <text:p text:style-name="P2"><text:span text:style-name="T2">с Мakefile обязательно включаются!</text:span></text:p>
            </text:list-item>
            <text:list-item>
              <text:p text:style-name="P2"><text:span text:style-name="T2">Проверяется мулинетом??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066.90219037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19.939cm" svg:height="7.239cm" svg:x="57.515cm" svg:y="3.159cm">
          <text:p text:style-name="P1"><text:span text:style-name="T5">Базовое поведение Minishell</text:span></text:p>
          <text:p text:style-name="P1"><text:span text:style-name="T6"/></text:p>
          <text:list text:style-name="L2">
            <text:list-header>
              <text:p text:style-name="P2"><text:span text:style-name="T7"/></text:p>
            </text:list-header>
          </text:list>
          <text:list text:style-name="L3">
            <text:list-item>
              <text:p text:style-name="P2"><text:span text:style-name="T8">Должна отображаться строка ввода при ожидании </text:span><text:span text:style-name="T8">команды</text:span></text:p>
              <text:p text:style-name="P2"><text:span text:style-name="T8">(т.н prompt)</text:span></text:p>
            </text:list-item>
            <text:list-item>
              <text:p text:style-name="P2"><text:span text:style-name="T8">Поиск и запуск необходимых программ (на основании </text:span><text:span text:style-name="T8">переменной <text:s/></text:span></text:p>
              <text:p text:style-name="P2"><text:span text:style-name="T8">окружения PATH):</text:span></text:p>
              <text:p text:style-name="P2"><text:span text:style-name="T8"/>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8.752cm" svg:y1="26.336cm" svg:x2="57.515cm" svg:y2="6.778cm" draw:start-shape="id1" draw:start-glue-point="1" draw:end-shape="id2" draw:end-glue-point="3" svg:d="M48752 26336h4382v-19558h4381" svg:viewBox="0 0 8764 195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rminus (TTF)" svg:font-family="'Terminus (TTF)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4:29:41.877162731</meta:creation-date>
    <dc:date>2020-12-31T15:56:40.233794145</dc:date>
    <meta:editing-duration>PT3M54S</meta:editing-duration>
    <meta:editing-cycles>2</meta:editing-cycles>
    <meta:generator>LibreOffice/6.4.6.2$Linux_X86_64 LibreOffice_project/40$Build-2</meta:generator>
    <meta:document-statistic meta:object-count="3"/>
  </office:meta>
</office:document-meta>
</file>